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0.59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fo:background-color="#ffff00" fo:wrap-option="no-wrap"/>
    </style:style>
    <style:style style:name="ce5" style:family="table-cell" style:parent-style-name="Default">
      <style:table-cell-properties fo:background-color="transparent" fo:wrap-option="no-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1"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5"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JAKARTA, KOMPAS.com - 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JAKARTA, KOMPAS.com - 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JAKARTA, KOMPAS.com - 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JAKARTA, KOMPAS.com — 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NEW DELHI, Kompas.com - 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text:s/>BARCELONA, KOMPAS.com - <text:s/>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JAKARTA, KOMPAS.com — 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JAKARTA, KOMPAS.com - 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JAKARTA, KOMPAS.com - 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JAKARTA, KOMPAS.com — 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Jakarta - 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4" office:value-type="string" calcext:value-type="string">
            <text:p>Broadcast Screenshot pesan whatsapp bisa ketahuan penggunanya</text:p>
          </table:table-cell>
          <table:table-cell table:style-name="ce4"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4" office:value-type="string" calcext:value-type="string">
            <text:p>hoax</text:p>
          </table:table-cell>
          <table:table-cell table:style-name="ce4"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1" table:number-rows-repeated="58">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5">00/00/0000</text:date>, <text:time style:data-style-name="N2" text:time-value="11:09:16.03713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3M2S</meta:editing-duration>
    <meta:editing-cycles>25</meta:editing-cycles>
    <meta:generator>LibreOffice/5.1.6.2$Linux_X86_64 LibreOffice_project/10m0$Build-2</meta:generator>
    <dc:date>2018-02-05T12:45:30.173507358</dc:date>
    <meta:document-statistic meta:table-count="1" meta:cell-count="373" meta:object-count="1"/>
  </office:meta>
</office:document-meta>
</file>